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129pt" style:use-optimal-column-width="true"/>
    </style:style>
    <style:style style:name="ACOL-3" style:family="table-column">
      <style:table-column-properties style:column-width="57.75pt" style:use-optimal-column-width="false"/>
    </style:style>
    <style:style style:name="ACOL-4" style:family="table-column">
      <style:table-column-properties style:column-width="142.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 table:number-columns-repeated="2"/>
        <table:table-column table:style-name="ACOL-2"/>
        <table:table-column table:style-name="ACOL-3"/>
        <table:table-column table:style-name="ACOL-4"/>
        <table:table-column table:style-name="ACOL-0"/>
        <table:table-column table:style-name="ACOL-1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75.950 MHz</text:p>
          </table:table-cell>
          <table:table-cell table:style-name="Gnumeric-default" office:value-type="string">
            <text:p>75.950</text:p>
          </table:table-cell>
          <table:table-cell table:style-name="Gnumeric-default" table:formula="of:=[.D3]*50/50" office:value-type="float" office:value="75.950000000000003">
            <text:p>75.95</text:p>
          </table:table-cell>
          <table:table-cell table:style-name="Gnumeric-default" office:value-type="float" office:value="10.083">
            <text:p>10.083</text:p>
          </table:table-cell>
          <table:table-cell table:style-name="Gnumeric-default" office:value-type="float" office:value="0.27700000000000002">
            <text:p>0.277</text:p>
          </table:table-cell>
          <table:table-cell table:style-name="Gnumeric-default" office:value-type="float" office:value="14.055999999999999">
            <text:p>14.056</text:p>
          </table:table-cell>
          <table:table-cell table:style-name="Gnumeric-default" office:value-type="float" office:value="0.38700000000000001">
            <text:p>0.387</text:p>
          </table:table-cell>
          <table:table-cell table:style-name="Gnumeric-default" office:value-type="float" office:value="360">
            <text:p>360</text:p>
          </table:table-cell>
          <table:table-cell table:style-name="ACE-4" office:value-type="time" office:time-value="PT00H03M41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0.240 MHz</text:p>
          </table:table-cell>
          <table:table-cell table:style-name="Gnumeric-default" office:value-type="string">
            <text:p>90.240</text:p>
          </table:table-cell>
          <table:table-cell table:style-name="Gnumeric-default" table:formula="of:=[.D4]*50/50" office:value-type="float" office:value="90.239999999999995">
            <text:p>90.24</text:p>
          </table:table-cell>
          <table:table-cell table:style-name="Gnumeric-default" office:value-type="float" office:value="11.125999999999999">
            <text:p>11.126</text:p>
          </table:table-cell>
          <table:table-cell table:style-name="Gnumeric-default" office:value-type="float" office:value="0.27700000000000002">
            <text:p>0.277</text:p>
          </table:table-cell>
          <table:table-cell table:style-name="Gnumeric-default" office:value-type="float" office:value="14.227">
            <text:p>14.227</text:p>
          </table:table-cell>
          <table:table-cell table:style-name="Gnumeric-default" office:value-type="float" office:value="0.29799999999999999">
            <text:p>0.298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4M50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04.530 MHz</text:p>
          </table:table-cell>
          <table:table-cell table:style-name="Gnumeric-default" office:value-type="string">
            <text:p>104.530</text:p>
          </table:table-cell>
          <table:table-cell table:style-name="Gnumeric-default" table:formula="of:=[.D5]*50/50" office:value-type="float" office:value="104.53">
            <text:p>104.53</text:p>
          </table:table-cell>
          <table:table-cell table:style-name="Gnumeric-default" office:value-type="float" office:value="11.882999999999999">
            <text:p>11.883</text:p>
          </table:table-cell>
          <table:table-cell table:style-name="Gnumeric-default" office:value-type="float" office:value="0.21299999999999999">
            <text:p>0.213</text:p>
          </table:table-cell>
          <table:table-cell table:style-name="Gnumeric-default" office:value-type="float" office:value="13.654">
            <text:p>13.654</text:p>
          </table:table-cell>
          <table:table-cell table:style-name="Gnumeric-default" office:value-type="float" office:value="0.45500000000000002">
            <text:p>0.455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3M57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8.610 MHz</text:p>
          </table:table-cell>
          <table:table-cell table:style-name="Gnumeric-default" office:value-type="string">
            <text:p>88.610</text:p>
          </table:table-cell>
          <table:table-cell table:style-name="Gnumeric-default" table:formula="of:=[.D6]*50/50" office:value-type="float" office:value="88.609999999999999">
            <text:p>88.61</text:p>
          </table:table-cell>
          <table:table-cell table:style-name="Gnumeric-default" office:value-type="float" office:value="11.023999999999999">
            <text:p>11.024</text:p>
          </table:table-cell>
          <table:table-cell table:style-name="Gnumeric-default" office:value-type="float" office:value="0.189">
            <text:p>0.189</text:p>
          </table:table-cell>
          <table:table-cell table:style-name="Gnumeric-default" office:value-type="float" office:value="14.56">
            <text:p>14.56</text:p>
          </table:table-cell>
          <table:table-cell table:style-name="Gnumeric-default" office:value-type="float" office:value="0.41799999999999998">
            <text:p>0.418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4M29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106.120 MHz</text:p>
          </table:table-cell>
          <table:table-cell table:style-name="Gnumeric-default" office:value-type="string">
            <text:p>106.120</text:p>
          </table:table-cell>
          <table:table-cell table:style-name="Gnumeric-default" table:formula="of:=[.D7]*50/50" office:value-type="float" office:value="106.12">
            <text:p>106.12</text:p>
          </table:table-cell>
          <table:table-cell table:style-name="Gnumeric-default" office:value-type="float" office:value="11.955">
            <text:p>11.955</text:p>
          </table:table-cell>
          <table:table-cell table:style-name="Gnumeric-default" office:value-type="float" office:value="0.19500000000000001">
            <text:p>0.195</text:p>
          </table:table-cell>
          <table:table-cell table:style-name="Gnumeric-default" office:value-type="float" office:value="14.006">
            <text:p>14.006</text:p>
          </table:table-cell>
          <table:table-cell table:style-name="Gnumeric-default" office:value-type="float" office:value="0.371">
            <text:p>0.371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3M50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1.170 MHz</text:p>
          </table:table-cell>
          <table:table-cell table:style-name="Gnumeric-default" office:value-type="string">
            <text:p>91.170</text:p>
          </table:table-cell>
          <table:table-cell table:style-name="Gnumeric-default" table:formula="of:=[.D8]*50/50" office:value-type="float" office:value="91.170000000000002">
            <text:p>91.17</text:p>
          </table:table-cell>
          <table:table-cell table:style-name="Gnumeric-default" office:value-type="float" office:value="11.182">
            <text:p>11.182</text:p>
          </table:table-cell>
          <table:table-cell table:style-name="Gnumeric-default" office:value-type="float" office:value="0.20300000000000001">
            <text:p>0.203</text:p>
          </table:table-cell>
          <table:table-cell table:style-name="Gnumeric-default" office:value-type="float" office:value="13.430999999999999">
            <text:p>13.431</text:p>
          </table:table-cell>
          <table:table-cell table:style-name="Gnumeric-default" office:value-type="float" office:value="0.39400000000000002">
            <text:p>0.394</text:p>
          </table:table-cell>
          <table:table-cell table:style-name="Gnumeric-default" office:value-type="float" office:value="360">
            <text:p>360</text:p>
          </table:table-cell>
          <table:table-cell table:style-name="ACE-4" office:value-type="time" office:time-value="PT00H03M4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6.870 MHz</text:p>
          </table:table-cell>
          <table:table-cell table:style-name="Gnumeric-default" office:value-type="string">
            <text:p>86.870</text:p>
          </table:table-cell>
          <table:table-cell table:style-name="Gnumeric-default" table:formula="of:=[.D9]*50/50" office:value-type="float" office:value="86.870000000000005">
            <text:p>86.87</text:p>
          </table:table-cell>
          <table:table-cell table:style-name="Gnumeric-default" office:value-type="float" office:value="10.911">
            <text:p>10.911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13.885999999999999">
            <text:p>13.886</text:p>
          </table:table-cell>
          <table:table-cell table:style-name="Gnumeric-default" office:value-type="float" office:value="0.40300000000000002">
            <text:p>0.403</text:p>
          </table:table-cell>
          <table:table-cell table:style-name="Gnumeric-default" office:value-type="float" office:value="360">
            <text:p>360</text:p>
          </table:table-cell>
          <table:table-cell table:style-name="ACE-4" office:value-type="time" office:time-value="PT00H03M2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6.710 MHz</text:p>
          </table:table-cell>
          <table:table-cell table:style-name="Gnumeric-default" office:value-type="string">
            <text:p>86.710</text:p>
          </table:table-cell>
          <table:table-cell table:style-name="Gnumeric-default" table:formula="of:=[.D10]*50/50" office:value-type="float" office:value="86.709999999999994">
            <text:p>86.71</text:p>
          </table:table-cell>
          <table:table-cell table:style-name="Gnumeric-default" office:value-type="float" office:value="10.9">
            <text:p>10.9</text:p>
          </table:table-cell>
          <table:table-cell table:style-name="Gnumeric-default" office:value-type="float" office:value="0.25800000000000001">
            <text:p>0.258</text:p>
          </table:table-cell>
          <table:table-cell table:style-name="Gnumeric-default" office:value-type="float" office:value="14.061">
            <text:p>14.061</text:p>
          </table:table-cell>
          <table:table-cell table:style-name="Gnumeric-default" office:value-type="float" office:value="0.39300000000000002">
            <text:p>0.393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4M45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8.300 MHz</text:p>
          </table:table-cell>
          <table:table-cell table:style-name="Gnumeric-default" office:value-type="string">
            <text:p>98.300</text:p>
          </table:table-cell>
          <table:table-cell table:style-name="Gnumeric-default" table:formula="of:=[.D11]*50/50" office:value-type="float" office:value="98.299999999999997">
            <text:p>98.3</text:p>
          </table:table-cell>
          <table:table-cell table:style-name="Gnumeric-default" office:value-type="float" office:value="11.58">
            <text:p>11.58</text:p>
          </table:table-cell>
          <table:table-cell table:style-name="Gnumeric-default" office:value-type="float" office:value="0.20200000000000001">
            <text:p>0.202</text:p>
          </table:table-cell>
          <table:table-cell table:style-name="Gnumeric-default" office:value-type="float" office:value="13.817">
            <text:p>13.817</text:p>
          </table:table-cell>
          <table:table-cell table:style-name="Gnumeric-default" office:value-type="float" office:value="0.315">
            <text:p>0.315</text:p>
          </table:table-cell>
          <table:table-cell table:style-name="Gnumeric-default" office:value-type="float" office:value="360">
            <text:p>360</text:p>
          </table:table-cell>
          <table:table-cell table:style-name="ACE-4" office:value-type="time" office:time-value="PT00H04M04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4.010 MHz</text:p>
          </table:table-cell>
          <table:table-cell table:style-name="Gnumeric-default" office:value-type="string">
            <text:p>94.010</text:p>
          </table:table-cell>
          <table:table-cell table:style-name="Gnumeric-default" table:formula="of:=[.D12]*50/50" office:value-type="float" office:value="94.010000000000005">
            <text:p>94.01</text:p>
          </table:table-cell>
          <table:table-cell table:style-name="Gnumeric-default" office:value-type="float" office:value="11.348000000000001">
            <text:p>11.348</text:p>
          </table:table-cell>
          <table:table-cell table:style-name="Gnumeric-default" office:value-type="float" office:value="0.16200000000000001">
            <text:p>0.162</text:p>
          </table:table-cell>
          <table:table-cell table:style-name="Gnumeric-default" office:value-type="float" office:value="13.975">
            <text:p>13.975</text:p>
          </table:table-cell>
          <table:table-cell table:style-name="Gnumeric-default" office:value-type="float" office:value="0.35899999999999999">
            <text:p>0.359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4M39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9.870 MHz</text:p>
          </table:table-cell>
          <table:table-cell table:style-name="Gnumeric-default" office:value-type="string">
            <text:p>89.870</text:p>
          </table:table-cell>
          <table:table-cell table:style-name="Gnumeric-default" table:formula="of:=[.D13]*50/50" office:value-type="float" office:value="89.870000000000005">
            <text:p>89.87</text:p>
          </table:table-cell>
          <table:table-cell table:style-name="Gnumeric-default" office:value-type="float" office:value="11.103">
            <text:p>11.103</text:p>
          </table:table-cell>
          <table:table-cell table:style-name="Gnumeric-default" office:value-type="float" office:value="0.16700000000000001">
            <text:p>0.167</text:p>
          </table:table-cell>
          <table:table-cell table:style-name="Gnumeric-default" office:value-type="float" office:value="13.696">
            <text:p>13.696</text:p>
          </table:table-cell>
          <table:table-cell table:style-name="Gnumeric-default" office:value-type="float" office:value="0.38100000000000001">
            <text:p>0.381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5M02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7.340 MHz</text:p>
          </table:table-cell>
          <table:table-cell table:style-name="Gnumeric-default" office:value-type="string">
            <text:p>87.340</text:p>
          </table:table-cell>
          <table:table-cell table:style-name="Gnumeric-default" table:formula="of:=[.D14]*50/50" office:value-type="float" office:value="87.340000000000003">
            <text:p>87.34</text:p>
          </table:table-cell>
          <table:table-cell table:style-name="Gnumeric-default" office:value-type="float" office:value="10.942">
            <text:p>10.942</text:p>
          </table:table-cell>
          <table:table-cell table:style-name="Gnumeric-default" office:value-type="float" office:value="0.23799999999999999">
            <text:p>0.238</text:p>
          </table:table-cell>
          <table:table-cell table:style-name="Gnumeric-default" office:value-type="float" office:value="13.823">
            <text:p>13.823</text:p>
          </table:table-cell>
          <table:table-cell table:style-name="Gnumeric-default" office:value-type="float" office:value="0.44600000000000001">
            <text:p>0.446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3M3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3.660 MHz</text:p>
          </table:table-cell>
          <table:table-cell table:style-name="Gnumeric-default" office:value-type="string">
            <text:p>93.660</text:p>
          </table:table-cell>
          <table:table-cell table:style-name="Gnumeric-default" table:formula="of:=[.D15]*50/50" office:value-type="float" office:value="93.659999999999997">
            <text:p>93.66</text:p>
          </table:table-cell>
          <table:table-cell table:style-name="Gnumeric-default" office:value-type="float" office:value="11.327999999999999">
            <text:p>11.328</text:p>
          </table:table-cell>
          <table:table-cell table:style-name="Gnumeric-default" office:value-type="float" office:value="0.17599999999999999">
            <text:p>0.176</text:p>
          </table:table-cell>
          <table:table-cell table:style-name="Gnumeric-default" office:value-type="float" office:value="14.449">
            <text:p>14.449</text:p>
          </table:table-cell>
          <table:table-cell table:style-name="Gnumeric-default" office:value-type="float" office:value="0.39700000000000002">
            <text:p>0.397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3M55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5.610 MHz</text:p>
          </table:table-cell>
          <table:table-cell table:style-name="Gnumeric-default" office:value-type="string">
            <text:p>95.610</text:p>
          </table:table-cell>
          <table:table-cell table:style-name="Gnumeric-default" table:formula="of:=[.D16]*50/50" office:value-type="float" office:value="95.609999999999999">
            <text:p>95.61</text:p>
          </table:table-cell>
          <table:table-cell table:style-name="Gnumeric-default" office:value-type="float" office:value="11.436999999999999">
            <text:p>11.437</text:p>
          </table:table-cell>
          <table:table-cell table:style-name="Gnumeric-default" office:value-type="float" office:value="0.151">
            <text:p>0.151</text:p>
          </table:table-cell>
          <table:table-cell table:style-name="Gnumeric-default" office:value-type="float" office:value="13.981999999999999">
            <text:p>13.982</text:p>
          </table:table-cell>
          <table:table-cell table:style-name="Gnumeric-default" office:value-type="float" office:value="0.34200000000000003">
            <text:p>0.342</text:p>
          </table:table-cell>
          <table:table-cell table:style-name="Gnumeric-default" office:value-type="float" office:value="360">
            <text:p>360</text:p>
          </table:table-cell>
          <table:table-cell table:style-name="ACE-4" office:value-type="time" office:time-value="PT00H03M38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101.040 MHz</text:p>
          </table:table-cell>
          <table:table-cell table:style-name="Gnumeric-default" office:value-type="string">
            <text:p>101.040</text:p>
          </table:table-cell>
          <table:table-cell table:style-name="Gnumeric-default" table:formula="of:=[.D17]*50/50" office:value-type="float" office:value="101.04000000000001">
            <text:p>101.04</text:p>
          </table:table-cell>
          <table:table-cell table:style-name="Gnumeric-default" office:value-type="float" office:value="11.718">
            <text:p>11.718</text:p>
          </table:table-cell>
          <table:table-cell table:style-name="Gnumeric-default" office:value-type="float" office:value="0.26300000000000001">
            <text:p>0.263</text:p>
          </table:table-cell>
          <table:table-cell table:style-name="Gnumeric-default" office:value-type="float" office:value="13.992000000000001">
            <text:p>13.992</text:p>
          </table:table-cell>
          <table:table-cell table:style-name="Gnumeric-default" office:value-type="float" office:value="0.41799999999999998">
            <text:p>0.418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3M23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22.620 MHz</text:p>
          </table:table-cell>
          <table:table-cell table:style-name="Gnumeric-default" office:value-type="string">
            <text:p>122.620</text:p>
          </table:table-cell>
          <table:table-cell table:style-name="Gnumeric-default" table:formula="of:=[.D18]*50/50" office:value-type="float" office:value="122.62">
            <text:p>122.62</text:p>
          </table:table-cell>
          <table:table-cell table:style-name="Gnumeric-default" office:value-type="float" office:value="12.589">
            <text:p>12.589</text:p>
          </table:table-cell>
          <table:table-cell table:style-name="Gnumeric-default" office:value-type="float" office:value="0.20899999999999999">
            <text:p>0.209</text:p>
          </table:table-cell>
          <table:table-cell table:style-name="Gnumeric-default" office:value-type="float" office:value="13.864000000000001">
            <text:p>13.864</text:p>
          </table:table-cell>
          <table:table-cell table:style-name="Gnumeric-default" office:value-type="float" office:value="0.376">
            <text:p>0.376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3M51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4.540625000000006">
            <text:p>94.540625</text:p>
          </table:table-cell>
          <table:table-cell table:number-columns-repeated="4" table:style-name="Gnumeric-default"/>
          <table:table-cell table:style-name="ACE-2" table:formula="of:=AVERAGE([.J3:.J18])" office:value-type="float" office:value="359.3125">
            <text:p>359.31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10.59986570276561">
            <text:p>10.59986570276561</text:p>
          </table:table-cell>
          <table:table-cell table:number-columns-repeated="4" table:style-name="Gnumeric-default"/>
          <table:table-cell table:style-name="ACE-2" table:formula="of:=STDEV([.J3:.J18])" office:value-type="float" office:value="0.47871355387816905">
            <text:p>0.4787135538781691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Gnumeric-default" office:value-type="string">
            <text:p>Advantage</text:p>
          </table:table-cell>
          <table:table-cell table:style-name="ACE-5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943</text:p>
          </table:table-cell>
          <table:table-cell table:style-name="Gnumeric-default" table:formula="of:=[.B24]*60+[.C24]" office:value-type="float" office:value="114.943">
            <text:p>114.943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4]/([.E3]*10^6)" office:value-type="float" office:value="0.88359266622778143">
            <text:p>0.8835926662277814</text:p>
          </table:table-cell>
          <table:table-cell table:style-name="Gnumeric-default" table:formula="of:=[.D24]/[.F24]" office:value-type="float" office:value="130.08595973381341">
            <text:p>130.08596</text:p>
          </table:table-cell>
          <table:table-cell table:style-name="ACE-5" table:formula="of:=([.E24]/[.D24])/10^6" office:value-type="float" office:value="0.58384471433667129">
            <text:p>0.583844714336671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73</text:p>
          </table:table-cell>
          <table:table-cell table:style-name="Gnumeric-default" table:formula="of:=[.B25]*60+[.C25]" office:value-type="float" office:value="114.673">
            <text:p>114.673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5]/([.E4]*10^6)" office:value-type="float" office:value="0.7436709109042553">
            <text:p>0.7436709109042553</text:p>
          </table:table-cell>
          <table:table-cell table:style-name="Gnumeric-default" table:formula="of:=[.D25]/[.F25]" office:value-type="float" office:value="154.19858208594593">
            <text:p>154.19858</text:p>
          </table:table-cell>
          <table:table-cell table:style-name="ACE-5" table:formula="of:=([.E25]/[.D25])/10^6" office:value-type="float" office:value="0.58521938904537252">
            <text:p>0.585219389045372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755</text:p>
          </table:table-cell>
          <table:table-cell table:style-name="Gnumeric-default" table:formula="of:=[.B26]*60+[.C26]" office:value-type="float" office:value="114.755">
            <text:p>114.755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6]/([.E5]*10^6)" office:value-type="float" office:value="0.64200576867884818">
            <text:p>0.6420057686788482</text:p>
          </table:table-cell>
          <table:table-cell table:style-name="Gnumeric-default" table:formula="of:=[.D26]/[.F26]" office:value-type="float" office:value="178.74449981368332">
            <text:p>178.7445</text:p>
          </table:table-cell>
          <table:table-cell table:style-name="ACE-5" table:formula="of:=([.E26]/[.D26])/10^6" office:value-type="float" office:value="0.58480121127619711">
            <text:p>0.584801211276197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62</text:p>
          </table:table-cell>
          <table:table-cell table:style-name="Gnumeric-default" table:formula="of:=[.B27]*60+[.C27]" office:value-type="float" office:value="114.66200000000001">
            <text:p>114.662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7]/([.E6]*10^6)" office:value-type="float" office:value="0.75735089718993343">
            <text:p>0.7573508971899334</text:p>
          </table:table-cell>
          <table:table-cell table:style-name="Gnumeric-default" table:formula="of:=[.D27]/[.F27]" office:value-type="float" office:value="151.39877753553952">
            <text:p>151.39878</text:p>
          </table:table-cell>
          <table:table-cell table:style-name="ACE-5" table:formula="of:=([.E27]/[.D27])/10^6" office:value-type="float" office:value="0.58527553156233103">
            <text:p>0.58527553156233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89</text:p>
          </table:table-cell>
          <table:table-cell table:style-name="Gnumeric-default" table:formula="of:=[.B28]*60+[.C28]" office:value-type="float" office:value="114.68899999999999">
            <text:p>114.689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8]/([.E7]*10^6)" office:value-type="float" office:value="0.63238657180550317">
            <text:p>0.6323865718055032</text:p>
          </table:table-cell>
          <table:table-cell table:style-name="Gnumeric-default" table:formula="of:=[.D28]/[.F28]" office:value-type="float" office:value="181.35900588868566">
            <text:p>181.35901</text:p>
          </table:table-cell>
          <table:table-cell table:style-name="ACE-5" table:formula="of:=([.E28]/[.D28])/10^6" office:value-type="float" office:value="0.58513774642729466">
            <text:p>0.58513774642729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592</text:p>
          </table:table-cell>
          <table:table-cell table:style-name="Gnumeric-default" table:formula="of:=[.B29]*60+[.C29]" office:value-type="float" office:value="114.592">
            <text:p>114.592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9]/([.E8]*10^6)" office:value-type="float" office:value="0.73608492925304381">
            <text:p>0.7360849292530438</text:p>
          </table:table-cell>
          <table:table-cell table:style-name="Gnumeric-default" table:formula="of:=[.D29]/[.F29]" office:value-type="float" office:value="155.67768805738817">
            <text:p>155.67769</text:p>
          </table:table-cell>
          <table:table-cell table:style-name="ACE-5" table:formula="of:=([.E29]/[.D29])/10^6" office:value-type="float" office:value="0.5856330546635018">
            <text:p>0.585633054663501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45</text:p>
          </table:table-cell>
          <table:table-cell table:style-name="Gnumeric-default" table:formula="of:=[.B30]*60+[.C30]" office:value-type="float" office:value="114.64500000000001">
            <text:p>114.64500000000001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0]/([.E9]*10^6)" office:value-type="float" office:value="0.77252058247956712">
            <text:p>0.7725205824795671</text:p>
          </table:table-cell>
          <table:table-cell table:style-name="Gnumeric-default" table:formula="of:=[.D30]/[.F30]" office:value-type="float" office:value="148.40381292110405">
            <text:p>148.40381</text:p>
          </table:table-cell>
          <table:table-cell table:style-name="ACE-5" table:formula="of:=([.E30]/[.D30])/10^6" office:value-type="float" office:value="0.58536231846133713">
            <text:p>0.585362318461337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768</text:p>
          </table:table-cell>
          <table:table-cell table:style-name="Gnumeric-default" table:formula="of:=[.B31]*60+[.C31]" office:value-type="float" office:value="114.768">
            <text:p>114.768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1]/([.E10]*10^6)" office:value-type="float" office:value="0.77394606158459234">
            <text:p>0.7739460615845923</text:p>
          </table:table-cell>
          <table:table-cell table:style-name="Gnumeric-default" table:formula="of:=[.D31]/[.F31]" office:value-type="float" office:value="148.28940374090379">
            <text:p>148.2894</text:p>
          </table:table-cell>
          <table:table-cell table:style-name="ACE-5" table:formula="of:=([.E31]/[.D31])/10^6" office:value-type="float" office:value="0.58473496967795902">
            <text:p>0.58473496967795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549</text:p>
          </table:table-cell>
          <table:table-cell table:style-name="Gnumeric-default" table:formula="of:=[.B32]*60+[.C32]" office:value-type="float" office:value="114.54900000000001">
            <text:p>114.549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2]/([.E11]*10^6)" office:value-type="float" office:value="0.68269443540183117">
            <text:p>0.6826944354018312</text:p>
          </table:table-cell>
          <table:table-cell table:style-name="Gnumeric-default" table:formula="of:=[.D32]/[.F32]" office:value-type="float" office:value="167.78956156655494">
            <text:p>167.78956</text:p>
          </table:table-cell>
          <table:table-cell table:style-name="ACE-5" table:formula="of:=([.E32]/[.D32])/10^6" office:value-type="float" office:value="0.58585289264856077">
            <text:p>0.585852892648560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396</text:p>
          </table:table-cell>
          <table:table-cell table:style-name="Gnumeric-default" table:formula="of:=[.B33]*60+[.C33]" office:value-type="float" office:value="114.396">
            <text:p>114.396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3]/([.E12]*10^6)" office:value-type="float" office:value="0.71384813317732154">
            <text:p>0.7138481331773215</text:p>
          </table:table-cell>
          <table:table-cell table:style-name="Gnumeric-default" table:formula="of:=[.D33]/[.F33]" office:value-type="float" office:value="160.25257289786001">
            <text:p>160.25257</text:p>
          </table:table-cell>
          <table:table-cell table:style-name="ACE-5" table:formula="of:=([.E33]/[.D33])/10^6" office:value-type="float" office:value="0.58663644707856921">
            <text:p>0.586636447078569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55</text:p>
          </table:table-cell>
          <table:table-cell table:style-name="Gnumeric-default" table:formula="of:=[.B34]*60+[.C34]" office:value-type="float" office:value="114.655">
            <text:p>114.655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4]/([.E13]*10^6)" office:value-type="float" office:value="0.7467326471570046">
            <text:p>0.7467326471570046</text:p>
          </table:table-cell>
          <table:table-cell table:style-name="Gnumeric-default" table:formula="of:=[.D34]/[.F34]" office:value-type="float" office:value="153.54223554644338">
            <text:p>153.54224</text:p>
          </table:table-cell>
          <table:table-cell table:style-name="ACE-5" table:formula="of:=([.E34]/[.D34])/10^6" office:value-type="float" office:value="0.58531126422746504">
            <text:p>0.58531126422746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70</text:p>
          </table:table-cell>
          <table:table-cell table:style-name="Gnumeric-default" table:formula="of:=[.B35]*60+[.C35]" office:value-type="float" office:value="114.67">
            <text:p>114.67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5]/([.E14]*10^6)" office:value-type="float" office:value="0.76836344172200599">
            <text:p>0.768363441722006</text:p>
          </table:table-cell>
          <table:table-cell table:style-name="Gnumeric-default" table:formula="of:=[.D35]/[.F35]" office:value-type="float" office:value="149.23927112280236">
            <text:p>149.23927</text:p>
          </table:table-cell>
          <table:table-cell table:style-name="ACE-5" table:formula="of:=([.E35]/[.D35])/10^6" office:value-type="float" office:value="0.58523469957268681">
            <text:p>0.585234699572686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316</text:p>
          </table:table-cell>
          <table:table-cell table:style-name="Gnumeric-default" table:formula="of:=[.B36]*60+[.C36]" office:value-type="float" office:value="114.316">
            <text:p>114.316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6]/([.E15]*10^6)" office:value-type="float" office:value="0.71651572709801414">
            <text:p>0.7165157270980141</text:p>
          </table:table-cell>
          <table:table-cell table:style-name="Gnumeric-default" table:formula="of:=[.D36]/[.F36]" office:value-type="float" office:value="159.54429983413667">
            <text:p>159.5443</text:p>
          </table:table-cell>
          <table:table-cell table:style-name="ACE-5" table:formula="of:=([.E36]/[.D36])/10^6" office:value-type="float" office:value="0.58704698379929321">
            <text:p>0.587046983799293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569</text:p>
          </table:table-cell>
          <table:table-cell table:style-name="Gnumeric-default" table:formula="of:=[.B37]*60+[.C37]" office:value-type="float" office:value="114.569">
            <text:p>114.569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7]/([.E16]*10^6)" office:value-type="float" office:value="0.70190213366802634">
            <text:p>0.7019021336680263</text:p>
          </table:table-cell>
          <table:table-cell table:style-name="Gnumeric-default" table:formula="of:=[.D37]/[.F37]" office:value-type="float" office:value="163.22645922342628">
            <text:p>163.22646</text:p>
          </table:table-cell>
          <table:table-cell table:style-name="ACE-5" table:formula="of:=([.E37]/[.D37])/10^6" office:value-type="float" office:value="0.58575062189597527">
            <text:p>0.585750621895975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731</text:p>
          </table:table-cell>
          <table:table-cell table:style-name="Gnumeric-default" table:formula="of:=[.B38]*60+[.C38]" office:value-type="float" office:value="114.73099999999999">
            <text:p>114.731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8]/([.E17]*10^6)" office:value-type="float" office:value="0.66418114608076007">
            <text:p>0.6641811460807601</text:p>
          </table:table-cell>
          <table:table-cell table:style-name="Gnumeric-default" table:formula="of:=[.D38]/[.F38]" office:value-type="float" office:value="172.74052519709653">
            <text:p>172.74053</text:p>
          </table:table-cell>
          <table:table-cell table:style-name="ACE-5" table:formula="of:=([.E38]/[.D38])/10^6" office:value-type="float" office:value="0.58492354289599147">
            <text:p>0.584923542895991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559</text:p>
          </table:table-cell>
          <table:table-cell table:style-name="Gnumeric-default" table:formula="of:=[.B39]*60+[.C39]" office:value-type="float" office:value="114.559">
            <text:p>114.559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9]/([.E18]*10^6)" office:value-type="float" office:value="0.54729133094111893">
            <text:p>0.5472913309411189</text:p>
          </table:table-cell>
          <table:table-cell table:style-name="Gnumeric-default" table:formula="of:=[.D39]/[.F39]" office:value-type="float" office:value="209.3199609118694">
            <text:p>209.31996</text:p>
          </table:table-cell>
          <table:table-cell table:style-name="ACE-5" table:formula="of:=([.E39]/[.D39])/10^6" office:value-type="float" office:value="0.58580175280859648">
            <text:p>0.585801752808596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1"/>
          <table:table-cell table:style-name="Gnumeric-default"/>
          <table:table-cell table:style-name="ACE-2" table:formula="of:=AVERAGE([.D24:.D39])" office:value-type="float" office:value="114.63575">
            <text:p>114.63575</text:p>
          </table:table-cell>
          <table:table-cell table:style-name="ACE-3"/>
          <table:table-cell table:style-name="ACE-2" table:formula="of:=AVERAGE([.F24:.F39])" office:value-type="float" office:value="0.71769296146060046">
            <text:p>0.7176929614606005</text:p>
          </table:table-cell>
          <table:table-cell table:style-name="ACE-2" table:formula="of:=AVERAGE([.G24:.G39])" office:value-type="float" office:value="161.48828850482835">
            <text:p>161.4883</text:p>
          </table:table-cell>
          <table:table-cell table:style-name="ACE-6" table:formula="of:=AVERAGE([.H24:.H39])" office:value-type="float" office:value="0.58541044627361272">
            <text:p>0.5854104462736127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0.14634047059283675">
            <text:p>0.1463404705928368</text:p>
          </table:table-cell>
          <table:table-cell table:style-name="Gnumeric-default"/>
          <table:table-cell table:style-name="ACE-2" table:formula="of:=STDEV([.F24:.F39])" office:value-type="float" office:value="0.075756733232190288">
            <text:p>0.07575673323219029</text:p>
          </table:table-cell>
          <table:table-cell table:style-name="ACE-2" table:formula="of:=STDEV([.G24:.G39])" office:value-type="float" office:value="18.052768844709089">
            <text:p>18.05277</text:p>
          </table:table-cell>
          <table:table-cell table:style-name="ACE-6" table:formula="of:=STDEV([.H24:.H39])" office:value-type="float" office:value="0.00074760168643165563">
            <text:p>0.0007476016864316556</text:p>
          </table:table-cell>
          <table:table-cell table:number-columns-repeated="248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number:time-style style:name="ND-2" number:format-source="fixed">
      <number:hours number:style="long"/>
      <number:text>:</number:text>
      <number:minutes number:style="long"/>
    </number:tim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17:55:37Z</dc:date>
    <meta:creation-date>2020-04-06T10:10:01Z</meta:creation-date>
    <meta:generator>gnumeric/1.12.35</meta:generator>
  </office:meta>
</office:document-meta>
</file>